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000000399D711CD8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.5cm" svg:height="29cm" svg:x="0.2cm" svg:y="0.3cm">
          <draw:image xlink:href="Pictures/100000000000027000000399D711CD8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rection Nini Chaize</meta:initial-creator>
    <meta:creation-date>2016-09-22T11:45:21.18</meta:creation-date>
    <dc:date>2016-09-22T11:46:23</dc:date>
    <dc:creator>Direction Nini Chaize</dc:creator>
    <meta:editing-duration>PT1M3S</meta:editing-duration>
    <meta:editing-cycles>1</meta:editing-cycles>
    <meta:document-statistic meta:object-count="1"/>
    <meta:generator>OpenOffice/4.1.2$Win32 OpenOffice.org_project/412m3$Build-9782</meta:generator>
  </office:meta>
</office:document-meta>
</file>